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
      <style:paragraph-properties style:page-number="auto" fo:keep-with-next="alway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Text_20_body" style:list-style-name="L3">
      <style:paragraph-properties>
        <style:tab-stops>
          <style:tab-stop style:position="2.341cm"/>
        </style:tab-stops>
      </style:paragraph-properties>
    </style:style>
    <style:style style:name="P6" style:family="paragraph" style:parent-style-name="Text_20_body" style:list-style-name="L3">
      <style:paragraph-properties>
        <style:tab-stops>
          <style:tab-stop style:position="2.379cm"/>
        </style:tab-stops>
      </style:paragraph-properties>
    </style:style>
    <style:style style:name="P7" style:family="paragraph" style:parent-style-name="Text_20_body" style:list-style-name="L3">
      <style:paragraph-properties>
        <style:tab-stops>
          <style:tab-stop style:position="1.767cm"/>
        </style:tab-stops>
      </style:paragraph-properties>
    </style:style>
    <style:style style:name="P8" style:family="paragraph" style:parent-style-name="Text_20_body" style:list-style-name="L4">
      <style:paragraph-properties>
        <style:tab-stops>
          <style:tab-stop style:position="2.99cm"/>
        </style:tab-stops>
      </style:paragraph-properties>
    </style:style>
    <style:style style:name="P9" style:family="paragraph" style:parent-style-name="Text_20_body" style:list-style-name="L5">
      <style:paragraph-properties>
        <style:tab-stops>
          <style:tab-stop style:position="6.246cm"/>
        </style:tab-stops>
      </style:paragraph-properties>
    </style:style>
    <style:style style:name="P10" style:family="paragraph" style:parent-style-name="Text_20_body" style:list-style-name="L5">
      <style:paragraph-properties>
        <style:tab-stops>
          <style:tab-stop style:position="6.271cm"/>
        </style:tab-stops>
      </style:paragraph-properties>
    </style:style>
    <style:style style:name="P11" style:family="paragraph" style:parent-style-name="Text_20_body" style:list-style-name="L5">
      <style:paragraph-properties>
        <style:tab-stops>
          <style:tab-stop style:position="6.258cm"/>
        </style:tab-stops>
      </style:paragraph-properties>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10">
      <style:paragraph-properties fo:margin-left="4.083cm" fo:margin-right="0cm" fo:text-indent="-4.503cm" style:auto-text-indent="false">
        <style:tab-stops>
          <style:tab-stop style:position="-4.108cm"/>
          <style:tab-stop style:position="-0.534cm"/>
          <style:tab-stop style:position="3.32cm"/>
        </style:tab-stops>
      </style:paragraph-properties>
    </style:style>
    <style:style style:name="P16" style:family="paragraph" style:list-style-name="L10">
      <style:paragraph-properties fo:margin-top="0cm" fo:margin-bottom="0cm">
        <style:tab-stops>
          <style:tab-stop style:position="3.205cm"/>
        </style:tab-stops>
      </style:paragraph-properties>
    </style:style>
    <style:style style:name="P17" style:family="paragraph">
      <style:paragraph-properties fo:text-align="center"/>
    </style:style>
    <style:style style:name="P18" style:family="paragraph">
      <style:paragraph-properties fo:text-align="center"/>
      <style:text-properties fo:font-weight="bold" style:font-weight-asian="bold" style:font-weight-complex="bold"/>
    </style:style>
    <style:style style:name="P19"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from-top"/>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cc6633"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b3b300" draw:marker-start="Nyílhegyek_20_1" draw:fill="solid" draw:fill-color="#e6e6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ff"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0000ff" draw:marker-end="Nyílhegyek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ff"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webalizer/usage_201306.html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olcsóbban sikerült a kivitelezés (kiderült, hogy mindenhol megfelelően működik az olcsóbb GBIC) és a fennmaradó pénzből lett egy karbantartási megállapodás. Én meg, ennek keretében összelapátoltam egy monitorozó rendszer szerűséget. Akkor ez még nem volt más mint néhány Linux program: MRTG, arpwatch, meg pár Perl script, meg egy igen puritán weblap.</text:p>
      <text:p text:style-name="Text_20_body">Aztán tartós lett a kapcsolat, és mivel kedvet kaptam a dologhoz az egészet átírtam egy összefogottabb valamivé LAMP alapon. Eddig gyakorlatilag hobbiból készült az egész, de kiderült, hogy a főnököm szempontjából is van egy hasznos funkciója: képes érzékelni a hálózati eszközök jelenlétét, vagyis ha elvisznek/eltulajdonítanak egy hálózati eszközt akkor jelezhet.</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mert az összevonások során kaptunk egy „gyámot”)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ötlete volt, hogy legyen az adatbázis kezelő Postgresql, és milyen jó, hogy van abban öröklődés. Az ürge persze jó hamar eltűnt, de lett egy többé kevésbé kitalált adatbázis.</text:p>
      <text:p text:style-name="Text_20_body">Újabb lendületet adott, az IndAlarm továbbfejlesztése, amit nem akartam a régi rendszerre ráépíteni. Így írom mint a mérgezett egér a rendszert.</text:p>
      <text:p text:style-name="Text_20_body">Mit is tudna ez a rendszer.</text:p>
      <text:p text:style-name="Text_20_body">Egyrészt adná azokat a funkciókat, amiket máshonnan lestem el:</text:p>
      <text:p text:style-name="Text_20_body">Ilyen a Munin. Ami szép és jó, de nagyobb adatmennyiséghez alkalmatlan. Ha ráeresztem az itt üzemelő több mint 40 switch-re akkor az nem sok mindenre lesz jó.</text:p>
      <text:p text:style-name="Text_20_body">Másik a Nagios. Szintén szép és jó, de szerintem nehézkes, nagyon erősen a szerverekre koncentrál, a text fájlokon keresztüli konfigurálhatóság szerintem korlátozza a lehetőségeket.</text:p>
      <text:p text:style-name="Text_20_body">Az arpwatch. Több eszközről is lekérhető az ARP tábla, és a DHCP szerver konfigjából sem nagy ügy kimazsolázni a fix ip címeket, vagy akár a kiosztott címeket.</text:p>
      <text:p text:style-name="Text_20_body">További adatgyűjtések:</text:p>
      <text:p text:style-name="Text_20_body"><text:soft-page-break/>A switch-ek meglehetősen sok információt elárulnak a hálózatról és annak állapotáról (SNMP-n keresztül, de nem ördöngösség olyan lekérdezést csinálni, ami egy weblapon keresztül kéri le az adatokat):</text:p>
      <text:list xml:id="list383501511" text:style-name="L1">
        <text:list-item>
          <text:p text:style-name="P2">port státuszok. (jelenlét érzékelése)</text:p>
        </text:list-item>
        <text:list-item>
          <text:p text:style-name="P2">VLAN konfiguráció</text:p>
        </text:list-item>
        <text:list-item>
          <text:p text:style-name="P2">Cím táblák (topológia)</text:p>
        </text:list-item>
        <text:list-item>
          <text:p text:style-name="P2">LLDP (topológia)</text:p>
        </text:list-item>
        <text:list-item>
          <text:p text:style-name="P2">Forgalmi, terhelési adatok</text:p>
        </text:list-item>
      </text:list>
      <text:p text:style-name="Text_20_body">A Forgalmi, ill. terhelési adatok más eszközökről is lekérdezhetőek, vagy egyedi módszerekkel, vagy akár már meglévő rendszerek felhasználásával, pl. a munin-node adaptálása viszonylag egyszerű.</text:p>
      <text:p text:style-name="Text_20_body">Nyilvántartás:</text:p>
      <text:p text:style-name="Text_20_body">Az előző rendszer szépen felderítette a hálózatot, és lehetett tudni melyik eszköz melyik switch porton lóg, ill. lógott. Ezt egy papír/excel alapú táblázattal össze lehetett vetni. Ez azért lássuk-be nem túl hatékony, és az ellenőrzések lehetősége, a karbantarthatóság sem tul barátságos. Elég nyilvánvaló igény, hogy a patch panelek, csatlakozok, fali és patch kábelek állapotának is az adatbázisban a helye. Így a riasztó rendszernél sem a semmitmondó switch és port név szerepel, hanem a beállításoknál, hanem a szoba szám. Ezek az adatok rendkívül fontosak, és sajnos igen munkaigényesek is.</text:p>
      <text:p text:style-name="Text_20_body">Jelenleg mi készült el (2013.06.13):</text:p>
      <text:list xml:id="list999009528" text:style-name="L2">
        <text:list-item>
          <text:p text:style-name="P3">Van egy adatbázis, ami úgy tűnik szinte minden információt (amire én eddig gondoltam, ill. a változás követés még hiányos) képes tárolni egy hálózat topológiájáról, és a benne lévő, ill. a kiszolgált eszközökről.</text:p>
        </text:list-item>
        <text:list-item>
          <text:p text:style-name="P3">Többé kevésbé le van programozva az adatbázis logika (persze a mérgezett egér stílusú programozás miatt bizonyára tele hibával).</text:p>
        </text:list-item>
        <text:list-item>
          <text:p text:style-name="P3">Van egy API szerűség a Qt-ben (C++) megírva. Elég alaposan megtámogatva az adatkezelést, és a lekérdező programok írását, SNMP támogatással.</text:p>
        </text:list-item>
        <text:list-item>
          <text:p text:style-name="P3">Van egy nem interaktív import program, ami alapján feltölthető az adatbázis (ez SNMP eszközöknek a konfigurációját le tudja kérdezni, ill. nem túl intelligensen de részben hálózat felderítésre is alkalmas). Dokumentáció: <text:a xlink:type="simple" xlink:href="http://svn.kkfk.bgf.hu/lanview2.doc/import_man.html">http://svn.kkfk.bgf.hu/lanview2.doc/import_man.html</text:a></text:p>
        </text:list-item>
        <text:list-item>
          <text:p text:style-name="P3">Egy (még nem teljes funkcionalitású) GUI-s karbantartó programot Qt-ben. Ez a legtöbb adat karbantartását, ill. megtekintését lehetővé teszi. A menü, valamint, hogy mit és hogyan jelenít meg, az az adatbázison keresztül konfigurálható.</text:p>
        </text:list-item>
        <text:list-item>
          <text:p text:style-name="P3">Van néhány lekérdező daemon:</text:p>
          <text:list>
            <text:list-item>
              <text:p text:style-name="P3">Egy „fő” daemon, ami a lekérdező daemonokat futtatja (minimalista funkcionalitással, de működik)</text:p>
            </text:list-item>
            <text:list-item>
              <text:p text:style-name="P3">SNMP-n keresztüli port állapot lekérdezések (egyenlőre csak a státuszok lekérdezése).</text:p>
            </text:list-item>
            <text:list-item>
              <text:p text:style-name="P3">Eszközök ARP tábláinak a lekérdezése. Több módszerrel (SNMP, DHCP konfig felolvasása, a proc fájl rendszeren keresztül. A proc fájlrendszer elérése közvetlenül, vagy az SSH-n keresztül.)</text:p>
            </text:list-item>
            <text:list-item>
              <text:p text:style-name="P3">Az import is képes daemon módban futni, ha például távolról szeretnénk megadni feldolgozandó scriptet az adatbázison keresztül.</text:p>
            </text:list-item>
          </text:list>
        </text:list-item>
      </text:list>
      <text:h text:style-name="Heading_20_3" text:outline-level="3"><text:soft-page-break/>Az adatbázis</text:h>
      <text:p text:style-name="Text_20_body">Néhány egyedi szabály, amit az adatbázis létrehozásakor felállítottam, megkönnyítendő az adatkezelést. (Ahol nem tartottam be ezeket a szabályokat, ott ezeket majd javítom, ha nem indokoltak a kivételek, ezek oka, hogy később született a szabály, mint az adattábla)</text:p>
      <text:p text:style-name="Text_20_body">Minden név kisbetűs, tagolás ha kell az '_' karakterrel. Típus neveknél nincs tagolás.</text:p>
      <text:p text:style-name="Text_20_body">Tábla nevek többesszám ('s' utótag), mező nevek egyes szám (mezőnév csak indokolt esetben többesszám, ha tömb).</text:p>
      <text:p text:style-name="Text_20_body">Mivel nincs set típus, ezért a set típust egy enumerációs típusú tömb reprezentálja. Ezt az API automatikusan kezeli, és a mező névben sincs jelölve hogy ez egy tömb.</text:p>
      <text:p text:style-name="Text_20_body">Minden tábla első eleme az elsődleges kulcs (ID), a mező neve a tábla név az 's' nélkül a '_id' utótaggal. Mindenhol ugyanez a mezőnév használandó, ahol erre a táblára mutató távoli kulcs van, kivéve ha ez nem lehetséges.</text:p>
      <text:p text:style-name="Text_20_body">Ha egy táblában a rekordok valamilyen létező objektumot, vagy fogalmat reprezentálnak, akkor a második mező a név, ahol a név mező neve a tábla neve az 's' nélkül az '_name' utótaggal, a harmadik pedig egy megjegyzés/leírás mező, ahol a mező név utótagja '_descr'.</text:p>
      <text:p text:style-name="Text_20_body">A kapcsoló táblák neve és az első három mező neve kötött. A tábla neve (ha pl. a kapcsoló tábla egy group – member kapcsoló tábla) a group tábla nevének végéről levágja az 's' betűt, és hozzáfűz egy '_' karaktert, és a member tábla nevét. A második és harmadik mező azonos nevű, mint a hivatkozott tábla ID-je. A rekordok megjelenítésénél az API-nak szüksége van egy id-ből a nevet visszaadó függvényre, ezt ha van név mező, de nincs konverziós függvény, akkor definiálja. Ha egy megjelenítésben hivatkozunk egy rekord ID-re, akkor azt az API névvé akarja konvertálni, mivel ebben az esetben ezt nem tudja létrehozni, ennek a konverziós függvénynek léteznie kell.</text:p>
      <text:p text:style-name="Text_20_body">A linkeket reprezentáló tábláknál, amik hasonlóak a kapcsoló táblához, de a fenti szabályok nem alkalmazhatóak. A második és harmadik mező kap egy '1' és '2' utótagot. Mivel egy szimmetrikus kapcsolatot így egy aszimmetrikus rekorddal írtunk le, az ellentmondás feloldása végett mindegyikhez tartozik egy nézet tábla, ami minden rekordot kétszer tartalmaz, minden rekordot megismételve a mezők felcserélésével. A tábla név szintén különbözik a kapcsoló tábla nevénél felállított konvenciótól. A view írható-olvasható tábla, és az eredeti tábla neve a '_table' utótagot tartalmazza.</text:p>
      <text:h text:style-name="Heading_20_4" text:outline-level="4">Adatok</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pl.: Nagios). A legtöbb rendszer a szerverekre koncentrál, ami nem sokat segít a munkaállomások adminisztrálásában, pedig abból több is lehet.</text:p>
      <text:p text:style-name="Text_20_body">Milyen hálózati elemeket ill. azzal kapcsolatos objektumokat tart nyilván a rendszer:</text:p>
      <text:p text:style-name="Text_20_body">Talán a legfontosabb adat/vagy objektum típus a node és a port-ok. Ezek kihasználva a postgreSQL nyújtotta lehetőséget egy meglehetősen bonyolultra sikeredett öröklési fát alkotnak:</text:p>
      <text:p text:style-name="Text_20_body"><text:soft-page-break/><draw:frame draw:style-name="fr1" draw:name="Keret1" text:anchor-type="as-char" svg:y="-5.505cm" svg:width="14.533cm" draw:z-index="0"><draw:text-box fo:min-height="5.42cm"><text:p text:style-name="Frame_20_contents"><draw:rect text:anchor-type="paragraph" draw:z-index="1" draw:style-name="gr1" draw:text-style-name="P17" svg:width="1.676cm" svg:height="0.648cm" svg:x="0.21cm" svg:y="0.192cm"><text:p text:style-name="P17">patchs</text:p></draw:rect><draw:rect text:anchor-type="paragraph" draw:z-index="2" draw:style-name="gr2" draw:text-style-name="P17" svg:width="1.676cm" svg:height="0.648cm" svg:x="3.545cm" svg:y="0.192cm"><text:p text:style-name="P17">hubs</text:p></draw:rect><draw:rect text:anchor-type="paragraph" draw:z-index="3" draw:style-name="gr2" draw:text-style-name="P18" svg:width="1.676cm" svg:height="0.648cm" svg:x="4.352cm" svg:y="1.337cm"><text:p text:style-name="P17"><text:span text:style-name="T1">nodes</text:span></text:p></draw:rect><draw:rect text:anchor-type="paragraph" draw:z-index="4" draw:style-name="gr1" draw:text-style-name="P17" svg:width="1.676cm" svg:height="0.648cm" svg:x="2.055cm" svg:y="2.838cm"><text:p text:style-name="P17">nports</text:p></draw:rect><draw:rect text:anchor-type="paragraph" draw:z-index="5" draw:style-name="gr2" draw:text-style-name="P17" svg:width="1.676cm" svg:height="0.648cm" svg:x="0.21cm" svg:y="1.259cm"><text:p text:style-name="P17">pports</text:p></draw:rect><draw:rect text:anchor-type="paragraph" draw:z-index="6" draw:style-name="gr2" draw:text-style-name="P17" svg:width="1.676cm" svg:height="0.648cm" svg:x="8.183cm" svg:y="1.311cm"><text:p text:style-name="P17">hosts</text:p></draw:rect><draw:rect text:anchor-type="paragraph" draw:z-index="7" draw:style-name="gr2" draw:text-style-name="P17" svg:width="1.676cm" svg:height="0.648cm" svg:x="5.05cm" svg:y="2.866cm"><text:p text:style-name="P17">interfaces</text:p></draw:rect><draw:rect text:anchor-type="paragraph" draw:z-index="8" draw:style-name="gr2" draw:text-style-name="P17" svg:width="2.911cm" svg:height="0.648cm" svg:x="10.883cm" svg:y="1.295cm"><text:p text:style-name="P17">snmpdevices</text:p></draw:rect><draw:rect text:anchor-type="paragraph" draw:z-index="9" draw:style-name="gr2" draw:text-style-name="P17" svg:width="2.426cm" svg:height="0.648cm" svg:x="7.825cm" svg:y="2.854cm"><text:p text:style-name="P17">iface_addrs</text:p></draw:rect><draw:rect text:anchor-type="paragraph" draw:z-index="10" draw:style-name="gr2" draw:text-style-name="P17" svg:width="2.352cm" svg:height="0.648cm" svg:x="4.99cm" svg:y="4.279cm"><text:p text:style-name="P17">ipaddresses</text:p></draw:rect><draw:line text:anchor-type="paragraph" draw:z-index="11" draw:style-name="gr3" draw:text-style-name="P17" svg:x1="1.886cm" svg:y1="0.529cm" svg:x2="3.546cm" svg:y2="0.529cm"><text:p/></draw:line><draw:line text:anchor-type="paragraph" draw:z-index="12" draw:style-name="gr4" draw:text-style-name="P17" svg:x1="4.352cm" svg:y1="1.693cm" svg:x2="1.886cm" svg:y2="0.529cm"><text:p/></draw:line><draw:line text:anchor-type="paragraph" draw:z-index="13" draw:style-name="gr3" draw:text-style-name="P17" svg:x1="2.88cm" svg:y1="2.838cm" svg:x2="1.035cm" svg:y2="1.907cm"><text:p/></draw:line><draw:line text:anchor-type="paragraph" draw:z-index="14" draw:style-name="gr3" draw:text-style-name="P17" svg:x1="6.027cm" svg:y1="1.676cm" svg:x2="8.182cm" svg:y2="1.68cm"><text:p/></draw:line><draw:line text:anchor-type="paragraph" draw:z-index="15" draw:style-name="gr3" draw:text-style-name="P17" svg:x1="9.883cm" svg:y1="1.662cm" svg:x2="10.883cm" svg:y2="1.662cm"><text:p/></draw:line><draw:line text:anchor-type="paragraph" draw:z-index="16" draw:style-name="gr3" draw:text-style-name="P17" svg:x1="3.731cm" svg:y1="3.194cm" svg:x2="5.05cm" svg:y2="3.194cm"><text:p/></draw:line><draw:line text:anchor-type="paragraph" draw:z-index="17" draw:style-name="gr3" draw:text-style-name="P17" svg:x1="7.341cm" svg:y1="4.618cm" svg:x2="9.011cm" svg:y2="3.501cm"><text:p/></draw:line><draw:line text:anchor-type="paragraph" draw:z-index="18" draw:style-name="gr3" draw:text-style-name="P17" svg:x1="6.726cm" svg:y1="3.231cm" svg:x2="7.765cm" svg:y2="3.231cm"><text:p/></draw:line><draw:line text:anchor-type="paragraph" draw:z-index="19" draw:style-name="gr3" draw:text-style-name="P17" svg:x1="2.88cm" svg:y1="2.838cm" svg:x2="4.351cm" svg:y2="1.693cm"><text:p/></draw:line><draw:line text:anchor-type="paragraph" draw:z-index="20" draw:style-name="gr3" draw:text-style-name="P17" svg:x1="9.06cm" svg:y1="2.794cm" svg:x2="9.03cm" svg:y2="1.958cm"><text:p/></draw:line></text:p></draw:text-box></draw:frame></text:p>
      <text:p text:style-name="Text_20_body">A kettős öröklés egy kicsit megkavarja a fentebb említett konvenciókat, mivel egy rekordnak két vagy akár három ID-je is van, ill. több neve is lehet, de ez eddig még nem okozott (megoldhatatlan) problémát. Minden node típusú táblában (patchs, hubs, nodes, hosts, snmpdevices) az „igazi” ID mező a második, „node_id” nevű mező. A port típusú táblákban (nports, pports, interfaces, iface_addrs) az ID mező neve „port_id”.</text:p>
      <text:p text:style-name="Text_20_body">A port típusú tábláknál az iftypes rekord (iftipe_id mező) határozza meg, hogy a port milyen node típusú rekorddal lehet relációban.</text:p>
      <text:p text:style-name="P1">A távoli kulcsok az adattáblákban az örökléseket nem követik, így legtöbbször ezek trigger-eken keresztül lettek érvényesítve ott, ahol a távoli kulcs a node_id (ami egy nodes típusú rekordra) vagy a port_id egy port típusú rekordra mutat. A port és nodes típusú táblák relációi (részlet):</text:p>
      <text:p text:style-name="Text_20_body"><draw:frame draw:style-name="fr1" draw:name="Keret2" text:anchor-type="as-char" svg:y="-4.14cm" svg:width="14.533cm" draw:z-index="21"><draw:text-box fo:min-height="5.42cm"><text:p text:style-name="Frame_20_contents"><draw:rect text:anchor-type="paragraph" draw:z-index="52" draw:style-name="gr1" draw:text-style-name="P17" svg:width="1.676cm" svg:height="0.648cm" svg:x="0.21cm" svg:y="0.192cm"><text:p text:style-name="P17">patchs</text:p></draw:rect><draw:rect text:anchor-type="paragraph" draw:z-index="51" draw:style-name="gr1" draw:text-style-name="P17" svg:width="1.676cm" svg:height="0.648cm" svg:x="2.806cm" svg:y="0.192cm"><text:p text:style-name="P17">hubs</text:p></draw:rect><draw:rect text:anchor-type="paragraph" draw:z-index="50" draw:style-name="gr1" draw:text-style-name="P19" svg:width="1.676cm" svg:height="0.648cm" svg:x="5.484cm" svg:y="0.219cm"><text:p text:style-name="P17"><text:span text:style-name="T2">nodes</text:span></text:p></draw:rect><draw:rect text:anchor-type="paragraph" draw:z-index="49" draw:style-name="gr12" draw:text-style-name="P17" svg:width="1.676cm" svg:height="0.648cm" svg:x="2.805cm" svg:y="2.062cm"><text:p text:style-name="P17">nports</text:p></draw:rect><draw:rect text:anchor-type="paragraph" draw:z-index="48" draw:style-name="gr12" draw:text-style-name="P17" svg:width="1.676cm" svg:height="0.648cm" svg:x="0.199cm" svg:y="2.087cm"><text:p text:style-name="P17">pports</text:p></draw:rect><draw:rect text:anchor-type="paragraph" draw:z-index="47" draw:style-name="gr1" draw:text-style-name="P17" svg:width="1.676cm" svg:height="0.648cm" svg:x="8.107cm" svg:y="0.191cm"><text:p text:style-name="P17">hosts</text:p></draw:rect><draw:rect text:anchor-type="paragraph" draw:z-index="46" draw:style-name="gr12" draw:text-style-name="P17" svg:width="1.676cm" svg:height="0.648cm" svg:x="5.533cm" svg:y="2.066cm"><text:p text:style-name="P17">interfaces</text:p></draw:rect><draw:rect text:anchor-type="paragraph" draw:z-index="45" draw:style-name="gr1" draw:text-style-name="P17" svg:width="2.911cm" svg:height="0.648cm" svg:x="11.015cm" svg:y="0.164cm"><text:p text:style-name="P17">snmpdevices</text:p></draw:rect><draw:rect text:anchor-type="paragraph" draw:z-index="44" draw:style-name="gr12" draw:text-style-name="P17" svg:width="2.426cm" svg:height="0.648cm" svg:x="8.094cm" svg:y="2.051cm"><text:p text:style-name="P17">iface_addrs</text:p></draw:rect><draw:rect text:anchor-type="paragraph" draw:z-index="43" draw:style-name="gr2" draw:text-style-name="P17" svg:width="2.352cm" svg:height="0.648cm" svg:x="11.553cm" svg:y="2.051cm"><text:p text:style-name="P17">ipaddresses</text:p></draw:rect><draw:line text:anchor-type="paragraph" draw:z-index="42" draw:style-name="gr11" draw:text-style-name="P17" svg:x1="5.484cm" svg:y1="0.866cm" svg:x2="3.657cm" svg:y2="2.062cm"><text:p/></draw:line><draw:line text:anchor-type="paragraph" draw:z-index="41" draw:style-name="gr10" draw:text-style-name="P17" svg:x1="0.947cm" svg:y1="2.087cm" svg:x2="0.961cm" svg:y2="0.84cm"><text:p/></draw:line><draw:line text:anchor-type="paragraph" draw:z-index="40" draw:style-name="gr9" draw:text-style-name="P17" svg:x1="4.05cm" svg:y1="2.062cm" svg:x2="8.107cm" svg:y2="0.838cm"><text:p/></draw:line><draw:line text:anchor-type="paragraph" draw:z-index="39" draw:style-name="gr9" draw:text-style-name="P17" svg:x1="6.354cm" svg:y1="2.062cm" svg:x2="8.617cm" svg:y2="0.838cm"><text:p/></draw:line><draw:line text:anchor-type="paragraph" draw:z-index="38" draw:style-name="gr9" draw:text-style-name="P17" svg:x1="3.657cm" svg:y1="2.062cm" svg:x2="3.657cm" svg:y2="0.84cm"><text:p/></draw:line><draw:line text:anchor-type="paragraph" draw:z-index="37" draw:style-name="gr9" draw:text-style-name="P17" svg:x1="9.049cm" svg:y1="2.051cm" svg:x2="12.129cm" svg:y2="0.811cm"><text:p/></draw:line><draw:line text:anchor-type="paragraph" draw:z-index="36" draw:style-name="gr9" draw:text-style-name="P17" svg:x1="4.48cm" svg:y1="2.062cm" svg:x2="11.015cm" svg:y2="0.676cm"><text:p/></draw:line><draw:line text:anchor-type="paragraph" draw:z-index="35" draw:style-name="gr9" draw:text-style-name="P17" svg:x1="7.209cm" svg:y1="2.065cm" svg:x2="11.453cm" svg:y2="0.811cm"><text:p/></draw:line><draw:line text:anchor-type="paragraph" draw:z-index="34" draw:style-name="gr9" draw:text-style-name="P17" svg:x1="9.049cm" svg:y1="2.052cm" svg:x2="9.049cm" svg:y2="0.838cm"><text:p/></draw:line><draw:line text:anchor-type="paragraph" draw:z-index="33" draw:style-name="gr4" draw:text-style-name="P17" svg:x1="10.52cm" svg:y1="2.358cm" svg:x2="11.554cm" svg:y2="2.358cm"><text:p/></draw:line><draw:line text:anchor-type="paragraph" draw:z-index="32" draw:style-name="gr4" draw:text-style-name="P17" svg:x1="12.7cm" svg:y1="0.811cm" svg:x2="12.7cm" svg:y2="2.051cm"><text:p/></draw:line><draw:line text:anchor-type="paragraph" draw:z-index="31" draw:style-name="gr4" draw:text-style-name="P17" svg:x1="9.783cm" svg:y1="0.838cm" svg:x2="12.7cm" svg:y2="2.052cm"><text:p/></draw:line><draw:rect text:anchor-type="paragraph" draw:z-index="30" draw:style-name="gr8" draw:text-style-name="P17" svg:width="2.352cm" svg:height="0.648cm" svg:x="4.902cm" svg:y="3.819cm"><text:p text:style-name="P17">port_params</text:p></draw:rect><draw:rect text:anchor-type="paragraph" draw:z-index="29" draw:style-name="gr7" draw:text-style-name="P17" svg:width="3.807cm" svg:height="0.648cm" svg:x="9.162cm" svg:y="3.794cm"><text:p text:style-name="P17">port_param_values</text:p></draw:rect><draw:line text:anchor-type="paragraph" draw:z-index="28" draw:style-name="gr6" draw:text-style-name="P17" svg:x1="9.162cm" svg:y1="4.165cm" svg:x2="7.253cm" svg:y2="4.177cm"><text:p/></draw:line><draw:line text:anchor-type="paragraph" draw:z-index="27" draw:style-name="gr5" draw:text-style-name="P17" svg:x1="4.48cm" svg:y1="2.709cm" svg:x2="10.996cm" svg:y2="3.794cm"><text:p/></draw:line><draw:line text:anchor-type="paragraph" draw:z-index="26" draw:style-name="gr5" draw:text-style-name="P17" svg:x1="7.209cm" svg:y1="2.709cm" svg:x2="10.996cm" svg:y2="3.794cm"><text:p/></draw:line><draw:line text:anchor-type="paragraph" draw:z-index="25" draw:style-name="gr5" draw:text-style-name="P17" svg:x1="9.329cm" svg:y1="2.709cm" svg:x2="10.996cm" svg:y2="3.794cm"><text:p/></draw:line><draw:line text:anchor-type="paragraph" draw:z-index="24" draw:style-name="gr5" draw:text-style-name="P17" svg:x1="12.292cm" svg:y1="0.838cm" svg:x2="10.996cm" svg:y2="3.794cm"><text:p/></draw:line><draw:line text:anchor-type="paragraph" draw:z-index="23" draw:style-name="gr5" draw:text-style-name="P17" svg:x1="9.356cm" svg:y1="0.838cm" svg:x2="10.996cm" svg:y2="3.794cm"><text:p/></draw:line><draw:line text:anchor-type="paragraph" draw:z-index="22" draw:style-name="gr5" draw:text-style-name="P17" svg:x1="6.264cm" svg:y1="0.866cm" svg:x2="10.997cm" svg:y2="3.794cm"><text:p/></draw:line></text:p></draw:text-box></draw:frame></text:p>
      <text:p text:style-name="Text_20_body">A kettős öröklés bevezetésének az volt a célja, hogy a hálózati csomópont azonosítására és elérésére használt egyes jellemzők ne kerüljenek külön (relációval kapcsolódó) rekordba. Utólag nem vagyok biztos abban, hogy ez minden szempontból jó döntés volt, de azt sem hiszem, hogy az újragondolásával most már bármit is nyerhetnék.</text:p>
      <text:list xml:id="list674711508" text:style-name="L3">
        <text:list-item>
          <text:p text:style-name="P4">Felhasználókezelés</text:p>
          <text:list>
            <text:list-item>
              <text:p text:style-name="P4"><text:span text:style-name="T1">users</text:span><text:tab/>Felhasználók.</text:p>
            </text:list-item>
            <text:list-item>
              <text:p text:style-name="P4"><text:span text:style-name="T1">groups</text:span><text:tab/>Felhasználói csoportok (jogok).</text:p>
            </text:list-item>
            <text:list-item>
              <text:p text:style-name="P4"><text:span text:style-name="T1">group_users</text:span><text:tab/>Felhasználók – csoportok kapcsló tábla.</text:p>
            </text:list-item>
          </text:list>
        </text:list-item>
        <text:list-item>
          <text:p text:style-name="P4"><text:span text:style-name="T1">subnets</text:span><text:tab/>Alhálózati címtartományok</text:p>
        </text:list-item>
        <text:list-item>
          <text:p text:style-name="P4"><text:span text:style-name="T1">vlans</text:span><text:tab/>VLAN-ok</text:p>
        </text:list-item>
        <text:list-item>
          <text:p text:style-name="P4"><text:span text:style-name="T1">ipaddresses</text:span><text:tab/>IP címek.</text:p>
        </text:list-item>
        <text:list-item>
          <text:p text:style-name="P4">az un 'node'-ok</text:p>
          <text:p text:style-name="P4">Az öt node típus az adatbázisban örökléssel lettek definiálva, </text:p>
          <text:list>
            <text:list-item>
              <text:p text:style-name="P5"><text:soft-page-break/><text:span text:style-name="T1">patchs</text:span><text:tab/>Patch panelek, és fali csatlakozók</text:p>
            </text:list-item>
            <text:list-item>
              <text:p text:style-name="P5"><text:span text:style-name="T1">hubs</text:span><text:tab/>HUB-ok nem menedzselhető switch-ek.</text:p>
            </text:list-item>
            <text:list-item>
              <text:p text:style-name="P5"><text:span text:style-name="T1">nodes</text:span><text:tab/>Nem menedzselhető hálózati elemek, melyek valamilyen eszközön keresztül be lettek vonva a felügyeletbe.</text:p>
            </text:list-item>
            <text:list-item>
              <text:p text:style-name="P5"><text:span text:style-name="T1">hosts</text:span><text:tab/>címezhető hálózati elemek (szerverek, munkaállomások, ...)</text:p>
            </text:list-item>
            <text:list-item>
              <text:p text:style-name="P5"><text:span text:style-name="T1">snmpdevices</text:span><text:tab/>SNMP protokollal menedzselhető hálózati elemek.</text:p>
            </text:list-item>
          </text:list>
        </text:list-item>
        <text:list-item>
          <text:p text:style-name="P5"><text:span text:style-name="T1">iftypes</text:span><text:tab/>Interfész típusok</text:p>
        </text:list-item>
        <text:list-item>
          <text:p text:style-name="P5">portok, interfészek (nem önálló objektumok)</text:p>
          <text:list>
            <text:list-item>
              <text:p text:style-name="P6"><text:span text:style-name="T1">pports</text:span><text:tab/>Patch portok (nincs állapota, a megosztások miatt külön objektum).</text:p>
            </text:list-item>
            <text:list-item>
              <text:p text:style-name="P6"><text:span text:style-name="T1">nports</text:span><text:tab/>Nem menedzselhető hálózati elemek portja(i) vagy passzív portok (nincs állapota).</text:p>
            </text:list-item>
            <text:list-item>
              <text:p text:style-name="P6"><text:span text:style-name="T1">intefaces</text:span><text:tab/>állapottal rendelkező port.</text:p>
            </text:list-item>
            <text:list-item>
              <text:p text:style-name="P6"><text:span text:style-name="T1">iface_addrs</text:span><text:tab/>Címezhető (és állapottal rendelkező) port.</text:p>
            </text:list-item>
          </text:list>
        </text:list-item>
        <text:list-item>
          <text:p text:style-name="P7">Egyéb port (<text:span text:style-name="T1">nports</text:span><text:span text:style-name="T2">, </text:span><text:span text:style-name="T1">interfaces</text:span><text:span text:style-name="T2">, </text:span><text:span text:style-name="T1">iface_addrs</text:span><text:span text:style-name="T2">, </text:span><text:span text:style-name="T1">nodes</text:span><text:span text:style-name="T2">, </text:span><text:span text:style-name="T1">hosts</text:span><text:span text:style-name="T2">, </text:span><text:span text:style-name="T1">snmpdevices</text:span>) tulajdonságok</text:p>
          <text:list>
            <text:list-item>
              <text:p text:style-name="P6"><text:span text:style-name="T1">port_params</text:span><text:tab/>Paraméter típusok</text:p>
            </text:list-item>
            <text:list-item>
              <text:p text:style-name="P6"><text:span text:style-name="T1">port_param_values</text:span><text:tab/>Paraméter <text:span text:style-name="T2">, </text:span>értékek.</text:p>
            </text:list-item>
            <text:list-item>
              <text:p text:style-name="P6"><text:span text:style-name="T1">port_vlans</text:span><text:tab/>Port – VLAN összerendelések</text:p>
            </text:list-item>
            <text:list-item>
              <text:p text:style-name="P6"><text:span text:style-name="T1">port_macs</text:span><text:tab/>Port cím táblák (switch cím táblák)</text:p>
            </text:list-item>
          </text:list>
        </text:list-item>
      </text:list>
      <text:p text:style-name="Text_20_body">Egyébb közvetlenül nem a hálózattal összefüggő objektumok ill. fogalmak:</text:p>
      <text:list xml:id="list623158269" text:style-name="L4">
        <text:list-item>
          <text:p text:style-name="P8"><text:span text:style-name="T1">timeperiods</text:span><text:tab/>időintervallumok, Nagios-ból kölcsönzött fogalom (három itt most nem részletezett tábla írja le).</text:p>
        </text:list-item>
        <text:list-item>
          <text:p text:style-name="P8"><text:span text:style-name="T1">images</text:span><text:tab/>Képek, pl. térképek, vagy bármilyen bináris adat.</text:p>
        </text:list-item>
        <text:list-item>
          <text:p text:style-name="P8"><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de egy próbát azért tettem. Az adatbázis jelenlegi formában több topológiát tart nyilván.</text:p>
      <text:list xml:id="list1266251534" text:style-name="L5">
        <text:list-item>
          <text:p text:style-name="P9"><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10"><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lehet, de nem szabad), ezt az adatbázis logika aktualizálja automatikusan.</text:p>
        </text:list-item>
        <text:list-item>
          <text:p text:style-name="P11"><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text:soft-page-break/>aszimmetrikusan valósul meg. Ennek feloldására mindegyik táblának van egy szimmetrikus view párja, mely gyakorlatilag a kapcsolat mindkét irányát, vagyis minden kapcsolatot kétszer tartalmaz, a könnyebb kezelhetőség érdekében. A view táblák tartalma ugyanúgy módosítható, mint az eredeti tábla.</text:p>
      <text:p text:style-name="Text_20_body">A Nagios szolgáltatás fogalma egy kicsit újra lett gondolva a lanview2-ben, ill. ki lett bővítve. Nem csak egy szolgáltatást jelent egy szerveren, amit ellenőrizni kell, hanem magát az ellenőrzést, vagy bármilyen más tevékenységet, praktikusan egy adatgyűjtést, ill. az előzőeknek valamilyen paraméterét is jelentheti, pl. egy protokollt vagy módszert. Tehát a szolgáltatások, pontosabban az egy hálózati elemhez rendelt a szolgáltatás példányok több szempontból is egymásra épülnek.</text:p>
      <text:list xml:id="list749879806" text:style-name="L6">
        <text:list-item>
          <text:p text:style-name="P12"><text:span text:style-name="T1">protocols<text:tab/></text:span><text:span text:style-name="T2">IP protokoll infó.</text:span></text:p>
        </text:list-item>
        <text:list-item>
          <text:p text:style-name="P12"><text:span text:style-name="T1">services</text:span><text:tab/>Szolgáltatás, tevékenység vagy módszer típusok.</text:p>
        </text:list-item>
        <text:list-item>
          <text:p text:style-name="P12"><text:span text:style-name="T1">host_services</text:span><text:tab/>Szolgáltatás példányok, ill. hálózati elem, szolgáltatás típus kapcsoló tábla, kiegészítve egyéb tulajdonságok mellett az állapot információkkal.</text:p>
        </text:list-item>
      </text:list>
      <text:p text:style-name="Text_20_body">A services és host_services rekordok több szempontból is relációban állhatnak egymással (a mező névvel, mint távoli kulcsal azonosítva a kapcsolatokat):</text:p>
      <text:list xml:id="list70166191" text:style-name="L7">
        <text:list-item>
          <text:p text:style-name="P13">prime_service_id<text:tab/>Az ellenőrzés elsődleges módszerét azonosító, szervíz típus ID'</text:p>
        </text:list-item>
        <text:list-item>
          <text:p text:style-name="P13">proto_service_id<text:tab/>Az ellenőrzés módszerének opcionális további azonosítása, szervíz típus ID</text:p>
        </text:list-item>
        <text:list-item>
          <text:p text:style-name="P13">superior_host_service_id<text:tab/>„Szülő” szolgáltatás. Az ellenőrzés a szülőn keresztül hajtódik végre, ill. az végzi, vagy az időzíti, indítja stb.</text:p>
        </text:list-item>
      </text:list>
      <text:p text:style-name="Text_20_body">...</text:p>
      <text:h text:style-name="Heading_20_4" text:outline-level="4">A riasztási rendszer.</text:h>
      <text:p text:style-name="Text_20_body">Két szintű riasztást különböztet meg a rendszer. Az on-line és az off-line riastásokat.</text:p>
      <text:p text:style-name="Text_20_body">Az off-line riasztás gyakorlatilag megfelelnek a Nagios-beli riasztás értelmezésnek. Ezek azok a riasztások, amiről az üzemeltető kap értesítés SMS, e-mail vagy más formában.</text:p>
      <text:p text:style-name="Text_20_body">A másik riasztás típus pedig a diszpécsernek szóló riasztások, amik azonnali beavatkozást igényelnek. A rendszer felhasználható hagyományos értelemben is riasztó rendszernek, amennyiben az adatgyűjtések folyományaként ilyen jellegű eseményeket is figyelhet. Pl. egy folyamatos tápellátással rendelkező munkaállomásra csatlakozó switch port állapotából következtetni lehet a munkaállomás jelenlétére, ha ez nem érzékelhető, akkor riasztás keletkezik. Viszonylag egyszerű kiegészítésekkel (léteznek ilyen eszközök) passzív elemek is bevonhatóak a rendszerbe, pl. monitorok. Megfelelő szenzorok rendszerbe integrálásával a riasztási események igen széles skálája megvalósítható.</text:p>
      <text:p text:style-name="Text_20_body">...</text:p>
      <text:h text:style-name="Heading_20_3" text:outline-level="3">Az API</text:h>
      <text:p text:style-name="Text_20_body">A rendszerhez az adatbázis után, ill. azzal párhuzamosan készült el egy API. A program környezet C++ ill. Qt. Bizonyára sokan vitatják ezt a választást, de engem a Web-es alkalmazások nem igazán győztek meg, de a platform függetlenséget én is fontosnak tartom, továbbá a C++ az a nyelv, amit legszívesebben használok (mondhatnám azt is, ehhez értek), ezért a Qt.</text:p>
      <text:p text:style-name="Text_20_body">Az előző LanView LAMP alapon készült, és régi álmom a PHP könnyed adatkezelésének a C++ környezetben való megvalósítása (a PHP hash tömbjeire, és az adatbázis kezelésre gondolok) Nem ez az első próbálkozásom, de ez az első eset, hogy használhatónak tűnik a dolog.</text:p>
      <text:p text:style-name="Text_20_body">Az API Doxigen alapú dokumentációja a <text:a xlink:type="simple" xlink:href="http://svn.kkfk.bgf.hu/lanview2.doc/lv2/html/">http://svn.kkfk.bgf.hu/lanview2.doc/lv2/html/</text:a> és a GUI specifikus rész: <text:a xlink:type="simple" xlink:href="http://svn.kkfk.bgf.hu/lanview2.doc/lv2g/html/">http://svn.kkfk.bgf.hu/lanview2.doc/lv2g/html/</text:a> címen elérhetőek ill. a forrás alapján <text:soft-page-break/>legenerálhatóak, melyek a <text:a xlink:type="simple" xlink:href="https://github.com/csikfer/lanview2">https://github.com/csikfer/lanview2</text:a> letölthetőek.</text:p>
      <text:h text:style-name="Heading_20_4" text:outline-level="4">A cRecord bázis osztály</text:h>
      <text:p text:style-name="Text_20_body">A cRecord az API egyik legösszetettebb eleme az API-nak (beleértve a szorosan kapcsolódó leíró osztályokat). Mi volt a cél az osztály megtervezésekor:</text:p>
      <text:p text:style-name="Text_20_body">Az előző rendszer PHP-ben készült, és ott is célom volt, hogy az adatbázis kezelést minél jobban leegyszerűsítsem, ill. automatizáljam. A mostani rendszerben megkíséreltem az előzőből amit lehet átmenteni, így a könnyebb kezelhetőséget, de a PHP nagyobb szabadosságát nem. További fontos cél volt, hogy az adatbázissal szoros kapcsolatban lévő C++ objektumok, minél hatékonyabban tudják leképezni az adatbázis szerkezetet, ill. változás esetén azt minél hatékonyabban követni tudják. Végül, de nem utolsósorban, cél volt, hogy az egyszerűbb adatbázis műveletek esetén ne keljen az SQL parancsok összeállításával, és más rutin szerű adatműveletekkel bíbelődni, azt az objektum ha lehet, végezze el helyettünk.</text:p>
      <text:p text:style-name="Text_20_body">A cRecord objektum működésének alapja egy leíró objektum a cRecStaticDescr, mely a tábla tulajdonságait tartalmazza. Ez az objektum minden leszármazott osztályhoz, a leszármazott osztályban egy statikus pointeren keresztül kapcsolódik, mint egy típus leíró. (egy kivétellel, a cAlternate ezt a pointert nem statikusan tartalmazza, vagyis annak „típusa” dinamikus). Így minden leszármazott definíciójakor az egyedi tulajdonságoknak csak egy részét kell implementálni, azok a tulajdonságok, melyek az adatbázisból is kiolvashatóak, a tábla azonosításával automatikusan érvényesülnek.</text:p>
      <text:p text:style-name="Text_20_body">Sok metódusa a cRecord, és a belőle származtatott osztályoknak csak egy teljesen, vagy részben átlátszó interfész a leíró osztályok, a cRecStaticDescr és a cColStaticDescr osztályok metódusai, ill. adattagjai felé. Ilyenek a tábla vagy mező adatokat visszaadó metódusok, vagy a tábla tulajdonságaival összefüggő adatszerkezetek előállítása. Ezek mindegyike egy tisztán virtuális függvényen a descr() keresztül valósul meg, ami egy konstans referenciát ad vissza a <text:s/>cRecStaticDescr leíró objektumra. Ezen metódusok, csak felsorolás szerűen:</text:p>
      <text:list xml:id="list1602434003" text:style-name="L10">
        <text:list-item>
          <text:p>tableName()<text:tab/>A tábla neve</text:p>
        </text:list-item>
        <text:list-item>
          <text:p>schemaName()<text:tab/>Séma neve</text:p>
        </text:list-item>
        <text:list-item>
          <text:p/>
        </text:list-item>
      </text:list>
      <text:p text:style-name="Text_20_body">A cRecord objektum egy rekord adatait tartalmazhatja, a _fields adattagban, mely közvetlenül nem elérhető. A _fields egy QVarinat lista, és a rekord mezőinek értékét mindíg a táblában definiált sorrendben tartalmazza. Az egyes mező értékeket reprezentáló QVariant objektum a mező típusának megfelelően adott típusú adatot tartalmaz, vagy „invalid”, ha a mező értéke NULL. A mező adatok kezelése a cColStaticDescr, és a belőle származtatott objektumokon keresztül történik, melyet a cRecStaticDescr tartalmaz. A kezelt típusok a következők lehetnek:</text:p>
      <text:list xml:id="list1337242978" text:style-name="L8">
        <text:list-item>
          <text:p text:style-name="P14">Egész számok</text:p>
          <text:p text:style-name="P14">SQL típusok: smallint, integer, bigint, serial, bigserial. Más egész típus nem támogatott.</text:p>
          <text:p text:style-name="P14">A tárolási típus a qlonglong, az adatkonverziókat az <text:s/>cColStaticDescr osztály végzi.</text:p>
        </text:list-item>
        <text:list-item>
          <text:p text:style-name="P14">Lebegőpontos számok</text:p>
          <text:p text:style-name="P14">SQL típusok: real, double precision. Más lebegőpontos típus nem támogatott.</text:p>
          <text:p text:style-name="P14">A tárolási típus a double, az adatkonverziókat az <text:s/>cColStaticDescr osztály végzi.</text:p>
        </text:list-item>
        <text:list-item>
          <text:p text:style-name="P14">Szöveges adat</text:p>
          <text:p text:style-name="P14">SQL típusok: character varying(n) , varchar(n), character(n), char(n), text</text:p>
          <text:p text:style-name="P14">A tárolási typus a QString, z adatkonverziókat a cColStaticDescr osztály végzi.</text:p>
        </text:list-item>
        <text:list-item>
          <text:p text:style-name="P14">Tömbök</text:p>
          <text:p text:style-name="P14">A fentebb felsorol három típuscsoport tömbje támogatott. (az enumerációs tömböt az API <text:soft-page-break/>nem tömbként kezeli, lásd később).</text:p>
          <text:p text:style-name="P14">A tárolási típus numerikus tömb esetén QVariantList , ahol a lista elemek típusa qlonglong ill. double, szöveges tömb esetén pedig QStringList. Tömbök esetén a konverziókat a cColStaticDescrArray osztály végzi.</text:p>
        </text:list-item>
        <text:list-item>
          <text:p text:style-name="P14">Enumerációk</text:p>
          <text:p text:style-name="P14">Az enumerációs típusnál tárolási típus a QString. A konverziókat pedig a cColStaticDescrEnum osztály végzi. Az enumeráció mind egész mind string formában használható. Ha egész számként adjuk meg, ill. egész számmá konvertáljuk, akkor az adatbázisbeli enumeráció neveknek a numerikus értéke a definícióban szereplő sorszámuk lesz: 0, 1, 2,... .</text:p>
          <text:p text:style-name="P14">Mivel az enumerációs adattípusokat nem tudjuk az SQL típusok alapján automatikusan létrehozni, ugyanígy a numerikus érték és string konverziókat sem, ezért az API tartalmaz egy ellenőrző mechanizmust, hogy a kétféleképpen leírt, de azonos jelentésű adatok valóban egyezzenek. Ehhez a string – numerikus érték közötti konverziós függvényeknek megadott prototípusa kell legyen, és ebben az esetben a két értelmezés szerinti értékeknek az egyezését a CHKENUM() makróval tudjuk ellenőrizni lásd az API dokumentációt.</text:p>
        </text:list-item>
        <text:list-item>
          <text:p text:style-name="P14">Set vagy enumerációs tömb</text:p>
          <text:p text:style-name="P14">A MySQL-ben létező set típust a PostgreSQL nem támogatja, de helyette használható az enumerációs tömb. A tárolási típus a QStringList, a konverziókat pedig a cColStaticDescrSet osztály végzi. Hasonlóan az enumerációs típushoz a set típus használható string ill. string lista, és numerikus formában. Ebben az esetben egy enumerációs érték és az értéknek a definícióbeli sorszáma a numerikus értékben a megfelelő sorszámú bitjével egyenértékű.</text:p>
        </text:list-item>
        <text:list-item>
          <text:p text:style-name="P14">Poligon</text:p>
          <text:p text:style-name="P14">SQL típus a polygon.</text:p>
          <text:p text:style-name="P14">A tárolási típus a QPolygonF, az adatkonverziókat az <text:s/>cColStaticDescrPolygon osztály végzi.</text:p>
        </text:list-item>
        <text:list-item>
          <text:p text:style-name="P14">IP cím</text:p>
          <text:p text:style-name="P14">SQL típus az inet.</text:p>
          <text:p text:style-name="P14">A tárolási típus a netAddress, az adatkonverziókat az <text:s/>cColStaticDescrAddr osztály végzi. Értékadásnál használható még a QHostAddress típus is, mivel ezeket a típusokat közvetlenül a QVariant nem támogatja, az API regisztrálja a hiányzó típusokat, valamint a típuskonverziós lehetőségek is szűkebbek, ill. azok nem mindig autómatikusak, lásd a QVariant dokumentációját. Bár az SQL-ben az inet typus címtartomány tárolására is alkalmas, és az API sem tesz szigorú különbséget a cím és címtartományok között a cRecord szintjén, az inet típust mindig csak IP cím tárolására használjuk.</text:p>
        </text:list-item>
        <text:list-item>
          <text:p text:style-name="P14">IP címtartományok</text:p>
          <text:p text:style-name="P14">SQL típus az cidr.</text:p>
          <text:p text:style-name="P14">A tárolási típus a netAddress, az adatkonverziókat az <text:s/>cColStaticDescrAddr osztály végzi. A cRecord osztály nem tesz különbséget a cím és címtartomány között.</text:p>
        </text:list-item>
        <text:list-item>
          <text:p text:style-name="P14">MAC cím</text:p>
          <text:p text:style-name="P14">SQL típusok a macaddr.</text:p>
          <text:p text:style-name="P14">A tárolási típus a cMac, az adatkonverziókat az <text:s/>cColStaticDescrAddr osztály végzi. A QVariant közvetlenül nem támogatja a cMac osztályt, a típust az API regisztrálja, lásd a QVariant dokumentációját is.</text:p>
        </text:list-item>
        <text:list-item>
          <text:p text:style-name="P14">Időpont (egy napon belül)</text:p>
          <text:p text:style-name="P14">SQL típus a time. Időzóna kezelés (egyelőre) nincs.</text:p>
          <text:p text:style-name="P14"><text:soft-page-break/>A tárolási típus a QTime, az adatkonverziókat az <text:s/>cColStaticDescrTime osztály végzi.</text:p>
        </text:list-item>
        <text:list-item>
          <text:p text:style-name="P14">Dátum</text:p>
          <text:p text:style-name="P14">SQL típus a date. Időzóna kezelés (egyelőre) nincs.</text:p>
          <text:p text:style-name="P14">A tárolási típus a QDate, az adatkonverziókat az <text:s/>cColStaticDescrDate osztály végzi.</text:p>
        </text:list-item>
        <text:list-item>
          <text:p text:style-name="P14">Dátum és idő</text:p>
          <text:p text:style-name="P14">SQL típusok a timestamp. Időzóna kezelés (egyelőre) nincs.</text:p>
          <text:p text:style-name="P14">A tárolási típus a QTimeDate, az adatkonverziókat az <text:s/>cColStaticDescrDateTime osztály végzi.</text:p>
        </text:list-item>
        <text:list-item>
          <text:p text:style-name="P14">Időintervallum</text:p>
          <text:p text:style-name="P14">SQL típusok az interval.</text:p>
          <text:p text:style-name="P14">A tárolási típus a qlonglong, az időintervallum ezredmásodpercben értendő, az adatkonverziókat az <text:s/>cColStaticDescrInterval osztály végzi.. Nem támogatja az összes formátumát a PostgreSQL-beli időintervallumnak, csak a nap, óra, perc, másodperc adható meg (a másodperc mint lebegőpontos érték).</text:p>
        </text:list-item>
        <text:list-item>
          <text:p text:style-name="P14">Logikai</text:p>
          <text:p text:style-name="P14">SQL típus a boolean.</text:p>
          <text:p text:style-name="P14">A tárolási típus a bool, az adatkonverziókat az <text:s/>cColStaticDescrBool osztály végzi.</text:p>
        </text:list-item>
        <text:list-item>
          <text:p text:style-name="P14">Bináris adatok</text:p>
          <text:p text:style-name="P14">SQL típus a bytea.</text:p>
          <text:p text:style-name="P14">Tárolási típus a QByteArray, nincsenek adat konverziók.</text:p>
        </text:list-item>
      </text:list>
      <text:p text:style-name="Text_20_body">Más mező adat típust nem támogat a cRecord osztály.</text:p>
      <text:h text:style-name="Heading_20_4" text:outline-level="4">A tRcordList konténer</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Nyílhegyek_20_1" draw:display-name="Nyílhegyek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15cm" fo:text-indent="0.499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ode" style:family="paragraph" style:parent-style-name="Preformatted_20_Text">
      <style:paragraph-properties fo:margin="100%" fo:margin-left="1.094cm" fo:margin-right="0cm" fo:margin-top="0cm" fo:margin-bottom="0cm" fo:text-indent="0cm" style:auto-text-indent="false"/>
      <style:text-properties style:font-name="Courier" fo:font-size="9pt" fo:font-weight="bold" style:font-size-asian="9pt" style:font-weight-asian="bold" style:font-size-complex="9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icklist" style:family="paragraph" style:parent-style-name="Text_20_body" style:class="text">
      <style:paragraph-properties fo:margin="100%" fo:margin-left="4.083cm" fo:margin-right="0cm" fo:margin-top="0cm" fo:margin-bottom="0cm" fo:text-indent="-3.651cm" style:auto-text-indent="false">
        <style:tab-stops>
          <style:tab-stop style:position="-3.268cm"/>
          <style:tab-stop style:position="0.012cm"/>
          <style:tab-stop style:position="3.32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WenQuanYi Micro Hei" style:font-name-complex="Lohit Hindi2"/>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3-06-24T16:18:02</dc:date>
    <meta:editing-duration>PT11H30M4S</meta:editing-duration>
    <meta:editing-cycles>19</meta:editing-cycles>
    <meta:generator>LibreOffice/3.5$Linux_X86_64 LibreOffice_project/350m1$Build-2</meta:generator>
    <dc:creator>Csiki Ferenc</dc:creator>
    <meta:document-statistic meta:table-count="0" meta:image-count="0" meta:object-count="0" meta:page-count="9" meta:paragraph-count="163" meta:word-count="3409" meta:character-count="24109" meta:non-whitespace-character-count="20946"/>
  </office:meta>
</office:document-meta>
</file>